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81cm"/>
    </style:style>
    <style:style style:name="gr4" style:family="graphic" style:parent-style-name="objectwithoutfill">
      <style:graphic-properties draw:marker-end="Arrow_20_concave" draw:marker-end-width="0.406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15.929cm" svg:height="8.963cm" svg:x="0.461cm" svg:y="1.039cm">
          <text:p/>
        </draw:rect>
        <draw:frame draw:style-name="gr2" draw:layer="layout" svg:width="10.567cm" svg:height="0.962cm" svg:x="3.278cm" svg:y="1.862cm">
          <draw:text-box>
            <text:p>InitiatorName: <text:span text:style-name="T1">iqn:DEV_DOMAIN</text:span></text:p>
          </draw:text-box>
        </draw:frame>
        <draw:frame draw:style-name="gr3" draw:text-style-name="P2" draw:layer="layout" svg:width="15.655cm" svg:height="5.305cm" svg:x="0.735cm" svg:y="4.558cm">
          <draw:text-box>
            <text:p><text:span text:style-name="T1">Problem Type: </text:span><text:span text:style-name="T2">Format error</text:span></text:p>
            <text:p><text:span text:style-name="T3"/></text:p>
            <text:p><text:span text:style-name="T1">Description:</text:span><text:span text:style-name="T2"> In NetApp commercial storage system, the iscsi device's initiator name (i.e., InitiatorName) only allows lowercase letters, while the user sets the name with some capital letters “DEV_DOMAIN”.</text:span></text:p>
            <text:p><text:span text:style-name="T4"/></text:p>
            <text:p><text:span text:style-name="T1">Impact:</text:span><text:span text:style-name="T2"> A storage share cannot be recognized </text:span></text:p>
          </draw:text-box>
        </draw:frame>
        <draw:rect draw:style-name="gr1" draw:text-style-name="P1" draw:layer="layout" svg:width="15.929cm" svg:height="8.963cm" svg:x="16.562cm" svg:y="1.04cm">
          <text:p/>
        </draw:rect>
        <draw:frame draw:style-name="gr2" draw:layer="layout" svg:width="10.567cm" svg:height="1.673cm" svg:x="17.233cm" svg:y="1.463cm">
          <draw:text-box>
            <text:p><text:span text:style-name="T1">include schema/ppolicy.schema</text:span></text:p>
            <text:p>overlay ppolicy</text:p>
          </draw:text-box>
        </draw:frame>
        <draw:frame draw:style-name="gr3" draw:text-style-name="P2" draw:layer="layout" svg:width="15.655cm" svg:height="5.305cm" svg:x="16.836cm" svg:y="4.559cm">
          <draw:text-box>
            <text:p><text:span text:style-name="T1">Problem Type: </text:span><text:span text:style-name="T2">Entry missing error</text:span></text:p>
            <text:p><text:span text:style-name="T3"/></text:p>
            <text:p><text:span text:style-name="T1">Description:</text:span><text:span text:style-name="T2"> In order to use the password policy (i.e., </text:span><text:span text:style-name="T1">ppolicy</text:span><text:span text:style-name="T2">) overlay, user needs to first </text:span><text:span text:style-name="T1">include</text:span><text:span text:style-name="T2"> the related schema in the configuration file. But the user did not do this.</text:span></text:p>
            <text:p><text:span text:style-name="T4"/></text:p>
            <text:p><text:span text:style-name="T1">Impact:</text:span><text:span text:style-name="T2"> The LDAP server fails to work </text:span></text:p>
          </draw:text-box>
        </draw:frame>
        <draw:frame draw:style-name="gr2" draw:layer="layout" svg:width="11.236cm" svg:height="0.962cm" svg:x="3.279cm" svg:y="0.062cm">
          <draw:text-box>
            <text:p>Example from NetApp storage system</text:p>
          </draw:text-box>
        </draw:frame>
        <draw:frame draw:style-name="gr2" draw:layer="layout" svg:width="11.236cm" svg:height="0.962cm" svg:x="20.179cm" svg:y="0.062cm">
          <draw:text-box>
            <text:p>Example from OpenLDAP</text:p>
          </draw:text-box>
        </draw:frame>
        <draw:rect draw:style-name="gr1" draw:text-style-name="P1" draw:layer="layout" svg:width="15.929cm" svg:height="9.132cm" svg:x="16.547cm" svg:y="11.585cm">
          <text:p/>
        </draw:rect>
        <draw:frame draw:style-name="gr2" draw:text-style-name="P2" draw:layer="layout" svg:width="10.567cm" svg:height="2.384cm" svg:x="17.218cm" svg:y="11.808cm">
          <draw:text-box>
            <text:p><text:span text:style-name="T2">extension = mysql.so</text:span></text:p>
            <text:p><text:span text:style-name="T2">… …</text:span></text:p>
            <text:p><text:span text:style-name="T2">extension = recode.so</text:span></text:p>
          </draw:text-box>
        </draw:frame>
        <draw:frame draw:style-name="gr3" draw:text-style-name="P2" draw:layer="layout" svg:width="15.655cm" svg:height="5.305cm" svg:x="16.821cm" svg:y="15.104cm">
          <draw:text-box>
            <text:p><text:span text:style-name="T1">Problem Type: </text:span><text:span text:style-name="T2">Ordering error</text:span></text:p>
            <text:p><text:span text:style-name="T3"/></text:p>
            <text:p><text:span text:style-name="T1">Description:</text:span><text:span text:style-name="T2"> When using PHP in Apache, the extension “</text:span><text:span text:style-name="T1">mysql.so</text:span><text:span text:style-name="T2">” depends on </text:span><text:span text:style-name="T1">“recode.so</text:span><text:span text:style-name="T2">”. Thus, the order between them matters. The user configured the order in a wrong way.</text:span></text:p>
            <text:p><text:span text:style-name="T4"/></text:p>
            <text:p><text:span text:style-name="T1">Impact:</text:span><text:span text:style-name="T2"> Apache cannot start due to segment fault </text:span></text:p>
          </draw:text-box>
        </draw:frame>
        <draw:frame draw:style-name="gr2" draw:layer="layout" svg:width="11.236cm" svg:height="0.962cm" svg:x="19.764cm" svg:y="10.607cm">
          <draw:text-box>
            <text:p>Example from Apache with PHP</text:p>
          </draw:text-box>
        </draw:frame>
        <draw:frame draw:style-name="gr2" draw:text-style-name="P3" draw:layer="layout" svg:width="7.721cm" svg:height="1.673cm" svg:x="24.863cm" svg:y="2.936cm">
          <draw:text-box>
            <text:p><text:span text:style-name="T5">This entry is missing from the configuration file</text:span></text:p>
          </draw:text-box>
        </draw:frame>
        <draw:path draw:style-name="gr4" draw:text-style-name="P1" draw:layer="layout" svg:width="2.095cm" svg:height="1.008cm" svg:x="27.228cm" svg:y="1.927cm" svg:viewBox="0 0 2096 1009" svg:d="m0 0c1392 22 2096 1009 2096 1009">
          <text:p/>
        </draw:path>
        <draw:path draw:style-name="gr4" draw:text-style-name="P1" draw:layer="layout" svg:width="0.741cm" svg:height="1.851cm" svg:x="23.608cm" svg:y="11.908cm" svg:viewBox="0 0 742 1852" svg:d="m335 1852c1082-895-335-1852-335-1852">
          <text:p/>
        </draw:path>
        <draw:frame draw:style-name="gr2" draw:text-style-name="P3" draw:layer="layout" svg:width="7.721cm" svg:height="1.673cm" svg:x="24.95cm" svg:y="12.087cm">
          <draw:text-box>
            <text:p><text:span text:style-name="T5">“</text:span><text:span text:style-name="T5">recode.so” must be put before “mysql.so”</text:span></text:p>
          </draw:text-box>
        </draw:frame>
        <draw:rect draw:style-name="gr1" draw:text-style-name="P1" draw:layer="layout" svg:width="32.034cm" svg:height="8.065cm" svg:x="0.462cm" svg:y="22.152cm">
          <text:p/>
        </draw:rect>
        <draw:frame draw:style-name="gr3" draw:text-style-name="P2" draw:layer="layout" svg:width="31.313cm" svg:height="4.931cm" svg:x="0.736cm" svg:y="26.271cm">
          <draw:text-box>
            <text:p><text:span text:style-name="T1">Problem Type: </text:span><text:span text:style-name="T2">Value correlation error</text:span></text:p>
            <text:p><text:span text:style-name="T3"/></text:p>
            <text:p><text:span text:style-name="T1">Description:</text:span><text:span text:style-name="T2"> When using persistent connections, the mysql.max_persistent in PHP should be no larger than the max_connections in MySQL. User did not conform to this constraint.</text:span></text:p>
            <text:p><text:span text:style-name="T4"/></text:p>
            <text:p><text:span text:style-name="T1">Impact:</text:span><text:span text:style-name="T2"> “Too many connections” error generated </text:span></text:p>
          </draw:text-box>
        </draw:frame>
        <draw:frame draw:style-name="gr2" draw:layer="layout" svg:width="11.236cm" svg:height="0.962cm" svg:x="12.72cm" svg:y="21.119cm">
          <draw:text-box>
            <text:p>Example from MySQL DB</text:p>
          </draw:text-box>
        </draw:frame>
        <draw:frame draw:style-name="gr2" draw:text-style-name="P2" draw:layer="layout" svg:width="10.567cm" svg:height="3.806cm" svg:x="5.108cm" svg:y="22.322cm">
          <draw:text-box>
            <text:p><text:span text:style-name="T2">mysql's config</text:span></text:p>
            <text:p><text:span text:style-name="T2">max_connections = 300</text:span></text:p>
            <text:p><text:span text:style-name="T2">… …</text:span></text:p>
            <text:p><text:span text:style-name="T2">php's config</text:span></text:p>
            <text:p><text:span text:style-name="T2">mysql.max_persistent = 400</text:span></text:p>
          </draw:text-box>
        </draw:frame>
        <draw:path draw:style-name="gr4" draw:text-style-name="P1" draw:layer="layout" svg:width="1.114cm" svg:height="1.634cm" svg:x="12.255cm" svg:y="23.843cm" svg:viewBox="0 0 1115 1635" svg:d="m932 1635c723-1204-932-1635-932-1635">
          <text:p/>
        </draw:path>
        <draw:frame draw:style-name="gr2" draw:text-style-name="P3" draw:layer="layout" svg:width="14.619cm" svg:height="2.384cm" svg:x="16.65cm" svg:y="23.099cm">
          <draw:text-box>
            <text:p><text:span text:style-name="T5">The max allowed persistent connections specified in PHP is larger than the max connection specified in MySQL</text:span></text:p>
          </draw:text-box>
        </draw:frame>
        <draw:rect draw:style-name="gr1" draw:text-style-name="P1" draw:layer="layout" svg:width="15.723cm" svg:height="9.144cm" svg:x="0.533cm" svg:y="11.582cm">
          <text:p/>
        </draw:rect>
        <draw:frame draw:style-name="gr3" draw:text-style-name="P2" draw:layer="layout" svg:width="15.655cm" svg:height="5.305cm" svg:x="0.795cm" svg:y="14.841cm">
          <draw:text-box>
            <text:p><text:span text:style-name="T1">Problem Type: </text:span><text:span text:style-name="T2">Value type error</text:span></text:p>
            <text:p><text:span text:style-name="T3"/></text:p>
            <text:p><text:span text:style-name="T1">Description:</text:span><text:span text:style-name="T2"> The parameter “generl_log” should be an integer, rathe than path (string). In MySQL, there is another parameter “general_log_file” used to point the log path.</text:span></text:p>
            <text:p><text:span text:style-name="T4"/></text:p>
            <text:p><text:span text:style-name="T1">Impact:</text:span><text:span text:style-name="T2"> Log cannot be correctly written. </text:span></text:p>
          </draw:text-box>
        </draw:frame>
        <draw:frame draw:style-name="gr2" draw:layer="layout" svg:width="11.236cm" svg:height="0.962cm" svg:x="4.839cm" svg:y="10.545cm">
          <draw:text-box>
            <text:p>Example from MySQL</text:p>
          </draw:text-box>
        </draw:frame>
        <draw:frame draw:style-name="gr2" draw:text-style-name="P2" draw:layer="layout" svg:width="12.207cm" svg:height="1.673cm" svg:x="2.121cm" svg:y="12.335cm">
          <draw:text-box>
            <text:p><text:span text:style-name="T2">general_log = /var/log/mysql/mysql.log</text:span></text:p>
            <text:p><text:span text:style-name="T2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071cm" fo:page-height="30.6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601cm" svg:height="7.047cm" svg:x="1.846cm" svg:y="2.397cm"/>
      <draw:page-thumbnail draw:layer="backgroundobjects" svg:width="7.601cm" svg:height="7.047cm" svg:x="1.846cm" svg:y="10.445cm"/>
      <draw:page-thumbnail draw:layer="backgroundobjects" svg:width="7.601cm" svg:height="7.047cm" svg:x="1.846cm" svg:y="18.493cm"/>
      <draw:page-thumbnail draw:layer="backgroundobjects" svg:width="7.601cm" svg:height="7.047cm" svg:x="12.141cm" svg:y="2.397cm"/>
      <draw:page-thumbnail draw:layer="backgroundobjects" svg:width="7.601cm" svg:height="7.047cm" svg:x="12.141cm" svg:y="10.445cm"/>
      <draw:page-thumbnail draw:layer="backgroundobjects" svg:width="7.601cm" svg:height="7.047cm" svg:x="12.141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17T15:18:58</meta:creation-date>
    <meta:editing-duration>PT54M3S</meta:editing-duration>
    <meta:editing-cycles>12</meta:editing-cycles>
    <dc:date>2016-01-25T11:09:16</dc:date>
    <dc:creator>Ennan Zhai</dc:creator>
    <meta:generator>OpenOffice/4.0.1$Unix OpenOffice.org_project/401m5$Build-9714</meta:generator>
    <meta:document-statistic meta:object-count="49"/>
  </office:meta>
</office:document-meta>
</file>